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f15d" officeooo:paragraph-rsid="001cf15d"/>
    </style:style>
    <style:style style:name="P2" style:family="paragraph" style:parent-style-name="Standard">
      <style:text-properties officeooo:rsid="001e4fd5" officeooo:paragraph-rsid="001e4fd5"/>
    </style:style>
    <style:style style:name="T1" style:family="text">
      <style:text-properties officeooo:rsid="001e4fd5"/>
    </style:style>
    <style:style style:name="T2" style:family="text">
      <style:text-properties officeooo:rsid="001e6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Modelo Logico</text:p>
      <text:p text:style-name="P1">3.1 Mapeamento Entidade-Relacionamento</text:p>
      <text:p text:style-name="P1"/>
      <text:p text:style-name="P1">Pessoa<text:span text:style-name="T1">(CPF, Nome, Telefone)</text:span></text:p>
      <text:p text:style-name="P1">Funcionario<text:span text:style-name="T1">(CPFPessoa, Matricula, Cargo, DataAdmissao, Status)</text:span></text:p>
      <text:p text:style-name="P2">EnderecoFunc(Matricula, Bairro, Rua, Cidade)</text:p>
      <text:p text:style-name="P1">Cliente<text:span text:style-name="T1">(CPFPessoa, CodCliente, e-mail)</text:span></text:p>
      <text:p text:style-name="P1">Salario<text:span text:style-name="T1">(Valor, Data,Funcionario,Hora)</text:span></text:p>
      <text:p text:style-name="P1">Fornecedor<text:span text:style-name="T1">(CNPJ, Nome, Telefone)</text:span></text:p>
      <text:p text:style-name="P2">EnderecoForn(CNPJ, Cidade, Rua, Bairro)</text:p>
      <text:p text:style-name="P2">Despesa(Valor, Data)</text:p>
      <text:p text:style-name="P2">Compra(CodProduto, Valor, Quantidade, Data)</text:p>
      <text:p text:style-name="P2">Produto(Codigo, Tamanho, Status, Nome, Preço)</text:p>
      <text:p text:style-name="P2">Venda(<text:span text:style-name="T2">CodVenda, </text:span>Data, Hora, Total, <text:span text:style-name="T2">Funcionario, Cliente</text:span>)</text:p>
      <text:p text:style-name="P2">Entrada(<text:span text:style-name="T2">CodVenda,</text:span>Valor, Data)</text:p>
      <text:p text:style-name="P2">CartaoCredito(Numero, Bandeir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09:43:30.706929794</meta:creation-date>
    <dc:date>2018-08-17T10:08:19.080505796</dc:date>
    <meta:editing-duration>PT2M4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51" meta:character-count="556" meta:non-whitespace-character-count="520"/>
  </office:meta>
</office:document-meta>
</file>